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fo:font-size="10.5pt" fo:language="en" fo:country="US" officeooo:rsid="0032bb94" officeooo:paragraph-rsid="0032bb94" style:font-size-asian="10.5pt" style:font-size-complex="10.5pt"/>
    </style:style>
    <style:style style:name="P2" style:family="paragraph" style:parent-style-name="Text_20_body">
      <style:paragraph-properties fo:break-before="page"/>
      <style:text-properties fo:color="#0047ff" style:font-name="Liberation Sans" fo:font-size="10.5pt" fo:language="en" fo:country="US" fo:font-weight="bold" officeooo:rsid="0032bb94" officeooo:paragraph-rsid="0032bb94" style:font-size-asian="10.5pt" style:font-weight-asian="bold" style:font-size-complex="10.5pt" style:font-weight-complex="bold"/>
    </style:style>
    <style:style style:name="P3" style:family="paragraph" style:parent-style-name="Text_20_body">
      <style:paragraph-properties fo:margin-top="0.199cm" fo:margin-bottom="0.199cm" loext:contextual-spacing="false"/>
      <style:text-properties fo:color="#0047ff" style:font-name="Liberation Sans" fo:font-size="10.5pt" fo:language="en" fo:country="US" fo:font-weight="bold" officeooo:rsid="0032bb94" officeooo:paragraph-rsid="0032bb94" style:font-size-asian="10.5pt" style:font-weight-asian="bold" style:font-size-complex="10.5pt" style:font-weight-complex="bold"/>
    </style:style>
    <style:style style:name="P4" style:family="paragraph" style:parent-style-name="Text_20_body">
      <style:text-properties style:font-name="Liberation Sans" fo:font-size="10.5pt" fo:language="en" fo:country="US" fo:font-weight="normal" officeooo:rsid="0032bb94" officeooo:paragraph-rsid="00335376" style:font-size-asian="10.5pt" style:font-weight-asian="normal" style:font-size-complex="10.5pt" style:font-weight-complex="normal"/>
    </style:style>
    <style:style style:name="P5" style:family="paragraph" style:parent-style-name="Text_20_body">
      <style:text-properties style:font-name="Liberation Sans" fo:font-size="10.5pt" fo:language="en" fo:country="US" fo:font-weight="normal" officeooo:rsid="00335376" officeooo:paragraph-rsid="00335376" style:font-size-asian="10.5pt" style:font-weight-asian="normal" style:font-size-complex="10.5pt" style:font-weight-complex="normal"/>
    </style:style>
    <style:style style:name="P6" style:family="paragraph" style:parent-style-name="Text_20_body">
      <style:text-properties style:font-name="Liberation Sans" fo:font-size="10.5pt" fo:language="en" fo:country="US" fo:font-weight="normal" officeooo:rsid="0034a066" officeooo:paragraph-rsid="0034a066" style:font-size-asian="10.5pt" style:font-weight-asian="normal" style:font-size-complex="10.5pt" style:font-weight-complex="normal"/>
    </style:style>
    <style:style style:name="P7" style:family="paragraph" style:parent-style-name="Text_20_body">
      <style:text-properties style:font-name="Liberation Sans" fo:font-size="10.5pt" fo:language="en" fo:country="US" fo:font-weight="normal" officeooo:rsid="00355da0" officeooo:paragraph-rsid="00355da0" style:font-size-asian="10.5pt" style:font-weight-asian="normal" style:font-size-complex="10.5pt" style:font-weight-complex="normal"/>
    </style:style>
    <style:style style:name="P8" style:family="paragraph" style:parent-style-name="Text_20_body">
      <style:text-properties style:font-name="Liberation Sans" fo:font-size="10.5pt" fo:language="en" fo:country="US" fo:font-weight="normal" officeooo:rsid="0035d927" officeooo:paragraph-rsid="0035d927" style:font-size-asian="10.5pt" style:font-weight-asian="normal" style:font-size-complex="10.5pt" style:font-weight-complex="normal"/>
    </style:style>
    <style:style style:name="P9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T1" style:family="text">
      <style:text-properties officeooo:rsid="0032bb94"/>
    </style:style>
    <style:style style:name="T2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3" style:family="text">
      <style:text-properties style:font-name-asian="Liberation Sans1" style:font-name-complex="Liberation Sans1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335376"/>
    </style:style>
    <style:style style:name="T6" style:family="text">
      <style:text-properties officeooo:rsid="00335c3a"/>
    </style:style>
    <style:style style:name="T7" style:family="text">
      <style:text-properties fo:color="#0047ff" style:text-underline-style="solid" style:text-underline-width="auto" style:text-underline-color="font-color"/>
    </style:style>
    <style:style style:name="T8" style:family="text">
      <style:text-properties fo:color="#0047ff" style:text-underline-style="solid" style:text-underline-width="auto" style:text-underline-color="font-color" officeooo:rsid="00335c3a"/>
    </style:style>
    <style:style style:name="T9" style:family="text">
      <style:text-properties fo:color="#ff0000" style:text-underline-style="solid" style:text-underline-width="auto" style:text-underline-color="font-color"/>
    </style:style>
    <style:style style:name="T10" style:family="text">
      <style:text-properties fo:color="#ff0000" style:text-underline-style="solid" style:text-underline-width="auto" style:text-underline-color="font-color" officeooo:rsid="00335c3a"/>
    </style:style>
    <style:style style:name="fr1" style:family="graphic" style:parent-style-name="Formula">
      <style:graphic-properties style:vertical-pos="from-top" style:horizontal-pos="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1: S <text:span text:style-name="T2">→</text:span> abS | ab</text:p>
      <text:p text:style-name="P1">S → <text:span text:style-name="T9">ab</text:span>, S → abS, S → <text:span text:style-name="T9">abab</text:span>, S → ababS, S → <text:span text:style-name="T9">ababab</text:span>, S → abababS, …</text:p>
      <text:p text:style-name="P1"><draw:frame draw:style-name="fr1" draw:name="Objeto1" text:anchor-type="as-char" svg:y="-0.542cm" svg:width="4.44cm" svg:height="0.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G2: S <text:span text:style-name="T3">→</text:span> SS | ab</text:p>
      <text:p text:style-name="P4">S → <text:span text:style-name="T9">ab</text:span>, <text:span text:style-name="T5">S → SS, </text:span>S → abS, S → <text:span text:style-name="T9">abab</text:span>, S → ab<text:span text:style-name="T5">S</text:span>S, S → <text:span text:style-name="T9">ababab</text:span>, S → abab<text:span text:style-name="T5">S</text:span>S, …</text:p>
      <text:p text:style-name="P4"><draw:frame draw:style-name="fr1" draw:name="Objeto2" text:anchor-type="as-char" svg:y="-0.542cm" svg:width="4.441cm" svg:height="0.76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3">G3: S <text:span text:style-name="T3">→</text:span> aB ; <text:s/>B <text:span text:style-name="T3">→</text:span> bS | a</text:p>
      <text:p text:style-name="P5">S → aB, S → <text:span text:style-name="T9">aa</text:span>, S → abS, S → abaB, S → <text:span text:style-name="T7">ab</text:span><text:span text:style-name="T9">a</text:span><text:span text:style-name="T10">a</text:span><text:span text:style-name="T6">, S → ababS, S → ababaB, S → </text:span><text:span text:style-name="T8">abab</text:span><text:span text:style-name="T10">aa</text:span><text:span text:style-name="T6">, S → abababS, …</text:span></text:p>
      <text:p text:style-name="P5"><draw:frame draw:style-name="fr1" draw:name="Objeto3" text:anchor-type="as-char" svg:y="-0.542cm" svg:width="4.935cm" svg:height="0.7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3">G4: S <text:span text:style-name="T3">→</text:span> aB ; <text:s/>B <text:span text:style-name="T3">→</text:span> bS | b</text:p>
      <text:p text:style-name="P6">S → aB, S → <text:span text:style-name="T9">ab</text:span>, S → abS, S → abaB, S → <text:span text:style-name="T9">abab</text:span>, S → ababS, S → ababaB, S → <text:span text:style-name="T9">ababab</text:span>, S → abababS, …</text:p>
      <text:p text:style-name="P6"><draw:frame draw:style-name="fr1" draw:name="Objeto4" text:anchor-type="as-char" svg:y="-0.542cm" svg:width="4.468cm" svg:height="0.7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3">G5: S <text:span text:style-name="T3">→</text:span> aB ; <text:s/>B <text:span text:style-name="T3">→</text:span> bS | ab</text:p>
      <text:p text:style-name="P7">S → aB, S → <text:span text:style-name="T9">aab</text:span>, S → abS, S → abaB, S → <text:span text:style-name="T7">ab</text:span><text:span text:style-name="T9">aab</text:span>, S → ababS, S → ababaB, S → <text:span text:style-name="T7">abab</text:span><text:span text:style-name="T9">aab</text:span>, S → abababS</text:p>
      <text:p text:style-name="P7"><draw:frame draw:style-name="fr1" draw:name="Objeto5" text:anchor-type="as-char" svg:y="-0.542cm" svg:width="5.149cm" svg:height="0.76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3">G6: S <text:span text:style-name="T3">→</text:span> aB | b ; <text:s/>B <text:span text:style-name="T3">→</text:span> bS</text:p>
      <text:p text:style-name="P8">S → <text:span text:style-name="T9">b</text:span>, S → aB, S → abS, S → <text:span text:style-name="T7">ab</text:span><text:span text:style-name="T9">b</text:span>, S → abaB, S → ababS, S → <text:span text:style-name="T7">abab</text:span><text:span text:style-name="T9">b</text:span>, S → ababaB, S → abababS, …</text:p>
      <text:p text:style-name="P8"><draw:frame draw:style-name="fr1" draw:name="Objeto6" text:anchor-type="as-char" svg:y="-0.542cm" svg:width="4.729cm" svg:height="0.7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3">G7: S <text:span text:style-name="T3">→</text:span> aB | a ; <text:s/>B <text:span text:style-name="T3">→</text:span> bS</text:p>
      <text:p text:style-name="P8">S → <text:span text:style-name="T9">a</text:span>, S → aB, S → abS, S → <text:span text:style-name="T7">ab</text:span><text:span text:style-name="T9">a</text:span>, S → abaB, S → ababS, S → <text:span text:style-name="T7">abab</text:span><text:span text:style-name="T9">a</text:span>, S → ababaB, S → abababS, …</text:p>
      <text:p text:style-name="P8"><draw:frame draw:style-name="fr1" draw:name="Objeto7" text:anchor-type="as-char" svg:y="-0.542cm" svg:width="4.729cm" svg:height="0.76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3">G8: S <text:span text:style-name="T3">→</text:span> aB | ab ; <text:s/>B <text:span text:style-name="T3">→</text:span> bS</text:p>
      <text:p text:style-name="P8">S → <text:span text:style-name="T9">ab</text:span>, S → aB, S → abS, S → <text:span text:style-name="T9">abab</text:span>, S → abaB, S → ababS, S → <text:span text:style-name="T9">ababab</text:span>, S → ababaB, S → abababS</text:p>
      <text:p text:style-name="P8"><draw:frame draw:style-name="fr1" draw:name="Objeto8" text:anchor-type="as-char" svg:y="-0.542cm" svg:width="4.45cm" svg:height="0.76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fill-image-width="0cm" draw:fill-image-height="0cm" fo:padding="0.101cm" fo:border="0.06pt solid #000000" style:shadow="none" draw:shadow-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MT1" style:family="text">
      <style:text-properties officeooo:rsid="0032bb94"/>
    </style:style>
    <style:page-layout style:name="Mpm1">
      <style:page-layout-properties fo:page-width="21.001cm" fo:page-height="29.7cm" style:num-format="1" style:print-orientation="portrait" fo:margin-top="1.164cm" fo:margin-bottom="2cm" fo:margin-left="1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2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QUESTION <text:span text:style-name="MT1">3</text:span> – <text:span text:style-name="MT1">LANGUAGE OF GRAMMARS</text:span></text:h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1:06:08.664837796</meta:creation-date>
    <dc:date>2015-10-11T20:14:14.602224821</dc:date>
    <meta:editing-duration>PT3H5M30S</meta:editing-duration>
    <meta:editing-cycles>25</meta:editing-cycles>
    <meta:generator>LibreOffice/5.0.2.2$Linux_X86_64 LibreOffice_project/00m0$Build-2</meta:generator>
    <meta:document-statistic meta:table-count="0" meta:image-count="0" meta:object-count="8" meta:page-count="1" meta:paragraph-count="25" meta:word-count="284" meta:character-count="899" meta:non-whitespace-character-count="625"/>
  </office:meta>
</office:document-meta>
</file>

<file path=Object 1/content.xml><?xml version="1.0" encoding="utf-8"?>
<math xmlns="http://www.w3.org/1998/Math/MathML" display="block">
  <semantics>
    <mrow>
      <mi>L</mi>
      <mrow>
        <mo fence="true" stretchy="false">(</mo>
        <mrow>
          <mrow>
            <mi>G</mi>
            <mn>1</mn>
          </mrow>
        </mrow>
        <mo fence="true" stretchy="false">)</mo>
      </mrow>
      <mrow>
        <mspace width="1em"/>
        <mo stretchy="false">=</mo>
        <mspace width="1em"/>
      </mrow>
      <mrow>
        <mo fence="true" stretchy="false">{</mo>
        <mrow>
          <mrow>
            <mspace width="0.5em"/>
            <msup>
              <mrow>
                <mo fence="true" stretchy="false">(</mo>
                <mrow>
                  <mi mathvariant="italic">ab</mi>
                </mrow>
                <mo fence="true" stretchy="false">)</mo>
              </mrow>
              <mi>n</mi>
            </msup>
            <mrow>
              <mspace width="1em"/>
              <mo stretchy="false">∣</mo>
              <mspace width="1em"/>
            </mrow>
            <mrow>
              <mi>n</mi>
              <mo stretchy="false">≥</mo>
              <mn>1</mn>
            </mrow>
          </mrow>
        </mrow>
        <mo fence="true" stretchy="false">}</mo>
      </mrow>
    </mrow>
    <annotation encoding="StarMath 5.0">L(G1)``=``lbrace`(ab)^n``divides``n &gt;= 1 rbrace  </annotation>
  </semantics>
</math>
</file>

<file path=Object 2/content.xml><?xml version="1.0" encoding="utf-8"?>
<math xmlns="http://www.w3.org/1998/Math/MathML" display="block">
  <semantics>
    <mrow>
      <mi>L</mi>
      <mrow>
        <mo fence="true" stretchy="false">(</mo>
        <mrow>
          <mrow>
            <mi>G</mi>
            <mn>2</mn>
          </mrow>
        </mrow>
        <mo fence="true" stretchy="false">)</mo>
      </mrow>
      <mrow>
        <mspace width="1em"/>
        <mo stretchy="false">=</mo>
        <mspace width="1em"/>
      </mrow>
      <mrow>
        <mo fence="true" stretchy="false">{</mo>
        <mrow>
          <mrow>
            <mspace width="0.5em"/>
            <msup>
              <mrow>
                <mo fence="true" stretchy="false">(</mo>
                <mrow>
                  <mi mathvariant="italic">ab</mi>
                </mrow>
                <mo fence="true" stretchy="false">)</mo>
              </mrow>
              <mi>n</mi>
            </msup>
            <mrow>
              <mspace width="1em"/>
              <mo stretchy="false">∣</mo>
              <mspace width="1em"/>
            </mrow>
            <mrow>
              <mi>n</mi>
              <mo stretchy="false">≥</mo>
              <mn>1</mn>
            </mrow>
          </mrow>
        </mrow>
        <mo fence="true" stretchy="false">}</mo>
      </mrow>
    </mrow>
    <annotation encoding="StarMath 5.0">L(G2)``=``lbrace`(ab)^n``divides``n &gt;= 1 rbrace  </annotation>
  </semantics>
</math>
</file>

<file path=Object 3/content.xml><?xml version="1.0" encoding="utf-8"?>
<math xmlns="http://www.w3.org/1998/Math/MathML" display="block">
  <semantics>
    <mrow>
      <mi>L</mi>
      <mrow>
        <mo fence="true" stretchy="false">(</mo>
        <mrow>
          <mrow>
            <mi>G</mi>
            <mn>3</mn>
          </mrow>
        </mrow>
        <mo fence="true" stretchy="false">)</mo>
      </mrow>
      <mrow>
        <mspace width="1em"/>
        <mo stretchy="false">=</mo>
        <mspace width="1em"/>
      </mrow>
      <mrow>
        <mo fence="true" stretchy="false">{</mo>
        <mrow>
          <mrow>
            <mspace width="0.5em"/>
            <msup>
              <mrow>
                <mo fence="true" stretchy="false">(</mo>
                <mrow>
                  <mi mathvariant="italic">ab</mi>
                </mrow>
                <mo fence="true" stretchy="false">)</mo>
              </mrow>
              <mi>n</mi>
            </msup>
            <mi mathvariant="italic">aa</mi>
            <mrow>
              <mspace width="1em"/>
              <mo stretchy="false">∣</mo>
              <mspace width="1em"/>
            </mrow>
            <mrow>
              <mi>n</mi>
              <mo stretchy="false">≥</mo>
              <mn>0</mn>
            </mrow>
          </mrow>
        </mrow>
        <mo fence="true" stretchy="false">}</mo>
      </mrow>
    </mrow>
    <annotation encoding="StarMath 5.0">L(G3)``=``lbrace`(ab)^{n}aa``divides``n &gt;= 0 rbrace  </annotation>
  </semantics>
</math>
</file>

<file path=Object 4/content.xml><?xml version="1.0" encoding="utf-8"?>
<math xmlns="http://www.w3.org/1998/Math/MathML" display="block">
  <semantics>
    <mrow>
      <mi>L</mi>
      <mrow>
        <mo fence="true" stretchy="false">(</mo>
        <mrow>
          <mrow>
            <mi>G</mi>
            <mn>4</mn>
          </mrow>
        </mrow>
        <mo fence="true" stretchy="false">)</mo>
      </mrow>
      <mrow>
        <mspace width="1em"/>
        <mo stretchy="false">=</mo>
        <mspace width="1em"/>
      </mrow>
      <mrow>
        <mo fence="true" stretchy="false">{</mo>
        <mrow>
          <mrow>
            <mspace width="0.5em"/>
            <msup>
              <mrow>
                <mo fence="true" stretchy="false">(</mo>
                <mrow>
                  <mi mathvariant="italic">ab</mi>
                </mrow>
                <mo fence="true" stretchy="false">)</mo>
              </mrow>
              <mi>n</mi>
            </msup>
            <mrow>
              <mspace width="1em"/>
              <mo stretchy="false">∣</mo>
              <mspace width="1em"/>
            </mrow>
            <mrow>
              <mi>n</mi>
              <mo stretchy="false">≥</mo>
              <mn>1</mn>
            </mrow>
          </mrow>
        </mrow>
        <mo fence="true" stretchy="false">}</mo>
      </mrow>
    </mrow>
    <annotation encoding="StarMath 5.0">L(G4)``=``lbrace`(ab)^n``divides``n &gt;= 1 rbrace  </annotation>
  </semantics>
</math>
</file>

<file path=Object 5/content.xml><?xml version="1.0" encoding="utf-8"?>
<math xmlns="http://www.w3.org/1998/Math/MathML" display="block">
  <semantics>
    <mrow>
      <mi>L</mi>
      <mrow>
        <mo fence="true" stretchy="false">(</mo>
        <mrow>
          <mrow>
            <mi>G</mi>
            <mn>5</mn>
          </mrow>
        </mrow>
        <mo fence="true" stretchy="false">)</mo>
      </mrow>
      <mrow>
        <mspace width="1em"/>
        <mo stretchy="false">=</mo>
        <mspace width="1em"/>
      </mrow>
      <mrow>
        <mo fence="true" stretchy="false">{</mo>
        <mrow>
          <mrow>
            <mspace width="0.5em"/>
            <msup>
              <mrow>
                <mo fence="true" stretchy="false">(</mo>
                <mrow>
                  <mi mathvariant="italic">ab</mi>
                </mrow>
                <mo fence="true" stretchy="false">)</mo>
              </mrow>
              <mi>n</mi>
            </msup>
            <mi mathvariant="italic">aab</mi>
            <mrow>
              <mspace width="1em"/>
              <mo stretchy="false">∣</mo>
              <mspace width="1em"/>
            </mrow>
            <mrow>
              <mi>n</mi>
              <mo stretchy="false">≥</mo>
              <mn>0</mn>
            </mrow>
          </mrow>
        </mrow>
        <mo fence="true" stretchy="false">}</mo>
      </mrow>
    </mrow>
    <annotation encoding="StarMath 5.0">L(G5)``=``lbrace`(ab)^{n}aab``divides``n &gt;= 0 rbrace  </annotation>
  </semantics>
</math>
</file>

<file path=Object 6/content.xml><?xml version="1.0" encoding="utf-8"?>
<math xmlns="http://www.w3.org/1998/Math/MathML" display="block">
  <semantics>
    <mrow>
      <mi>L</mi>
      <mrow>
        <mo fence="true" stretchy="false">(</mo>
        <mrow>
          <mrow>
            <mi>G</mi>
            <mn>6</mn>
          </mrow>
        </mrow>
        <mo fence="true" stretchy="false">)</mo>
      </mrow>
      <mrow>
        <mspace width="1em"/>
        <mo stretchy="false">=</mo>
        <mspace width="1em"/>
      </mrow>
      <mrow>
        <mo fence="true" stretchy="false">{</mo>
        <mrow>
          <mrow>
            <mspace width="0.5em"/>
            <msup>
              <mrow>
                <mo fence="true" stretchy="false">(</mo>
                <mrow>
                  <mi mathvariant="italic">ab</mi>
                </mrow>
                <mo fence="true" stretchy="false">)</mo>
              </mrow>
              <mi>n</mi>
            </msup>
            <mi>b</mi>
            <mrow>
              <mspace width="1em"/>
              <mo stretchy="false">∣</mo>
              <mspace width="1em"/>
            </mrow>
            <mrow>
              <mi>n</mi>
              <mo stretchy="false">≥</mo>
              <mn>0</mn>
            </mrow>
          </mrow>
        </mrow>
        <mo fence="true" stretchy="false">}</mo>
      </mrow>
    </mrow>
    <annotation encoding="StarMath 5.0">L(G6)``=``lbrace`(ab)^{n}b``divides``n &gt;= 0 rbrace  </annotation>
  </semantics>
</math>
</file>

<file path=Object 7/content.xml><?xml version="1.0" encoding="utf-8"?>
<math xmlns="http://www.w3.org/1998/Math/MathML" display="block">
  <semantics>
    <mrow>
      <mi>L</mi>
      <mrow>
        <mo fence="true" stretchy="false">(</mo>
        <mrow>
          <mrow>
            <mi>G</mi>
            <mn>7</mn>
          </mrow>
        </mrow>
        <mo fence="true" stretchy="false">)</mo>
      </mrow>
      <mrow>
        <mspace width="1em"/>
        <mo stretchy="false">=</mo>
        <mspace width="1em"/>
      </mrow>
      <mrow>
        <mo fence="true" stretchy="false">{</mo>
        <mrow>
          <mrow>
            <mspace width="0.5em"/>
            <msup>
              <mrow>
                <mo fence="true" stretchy="false">(</mo>
                <mrow>
                  <mi mathvariant="italic">ab</mi>
                </mrow>
                <mo fence="true" stretchy="false">)</mo>
              </mrow>
              <mi>n</mi>
            </msup>
            <mi>a</mi>
            <mrow>
              <mspace width="1em"/>
              <mo stretchy="false">∣</mo>
              <mspace width="1em"/>
            </mrow>
            <mrow>
              <mi>n</mi>
              <mo stretchy="false">≥</mo>
              <mn>0</mn>
            </mrow>
          </mrow>
        </mrow>
        <mo fence="true" stretchy="false">}</mo>
      </mrow>
    </mrow>
    <annotation encoding="StarMath 5.0">L(G7)``=``lbrace`(ab)^{n}a``divides``n &gt;= 0 rbrace  </annotation>
  </semantics>
</math>
</file>

<file path=Object 8/content.xml><?xml version="1.0" encoding="utf-8"?>
<math xmlns="http://www.w3.org/1998/Math/MathML" display="block">
  <semantics>
    <mrow>
      <mi>L</mi>
      <mrow>
        <mo fence="true" stretchy="false">(</mo>
        <mrow>
          <mrow>
            <mi>G</mi>
            <mn>8</mn>
          </mrow>
        </mrow>
        <mo fence="true" stretchy="false">)</mo>
      </mrow>
      <mrow>
        <mspace width="1em"/>
        <mo stretchy="false">=</mo>
        <mspace width="1em"/>
      </mrow>
      <mrow>
        <mo fence="true" stretchy="false">{</mo>
        <mrow>
          <mrow>
            <mspace width="0.5em"/>
            <msup>
              <mrow>
                <mo fence="true" stretchy="false">(</mo>
                <mrow>
                  <mi mathvariant="italic">ab</mi>
                </mrow>
                <mo fence="true" stretchy="false">)</mo>
              </mrow>
              <mi>n</mi>
            </msup>
            <mrow>
              <mspace width="1em"/>
              <mo stretchy="false">∣</mo>
              <mspace width="1em"/>
            </mrow>
            <mrow>
              <mi>n</mi>
              <mo stretchy="false">≥</mo>
              <mn>1</mn>
            </mrow>
          </mrow>
        </mrow>
        <mo fence="true" stretchy="false">}</mo>
      </mrow>
    </mrow>
    <annotation encoding="StarMath 5.0">L(G8)``=``lbrace`(ab)^n``divides``n &gt;= 1 rbrace  </annotation>
  </semantics>
</math>
</file>